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Valkaran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ipuri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Chibyu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Chase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Thebacha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do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Truyovo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h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Harbin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, Nova Scotia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4.077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12" draw:text-style-name="P2" svg:width="4.509cm" svg:height="8.175cm" svg:x="152.558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s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avir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8cm" svg:height="2.222cm" svg:x="131.144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Neerchokikoo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t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Fort Orléan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Orestias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Nikomedei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morion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Kyrrhus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t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it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a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kkadê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Zfid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ru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de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kshe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Cuencamé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G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d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Dimd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adi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a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Rusibis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rrakec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gh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gh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tt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aqo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u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, Guangx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ihu'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-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a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Heg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12" draw:text-style-name="P2" svg:width="4.509cm" svg:height="8.175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i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asa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gg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text:p>Harat Zuwayya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t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u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l-Aqiq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our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Kaédi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tbar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ana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Shabwat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Dhanyakataka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itradurg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âkâ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Saylac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office:value-type="string" calcext:value-type="string">
            <text:p>a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e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Benin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e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Portel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, Sudan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Tucuruí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Med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Novo Progresso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L'Établissement du Roi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Vitória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La Santísima 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12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, Saint Helen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'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, Paraguay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Parapatho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Oberá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text:p>Antananarivo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Ilperrelhelame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nica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Morondava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, Queensland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Uigand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, Queensland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, New South Wales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Hokitik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7:'City Names'.CH57 'City Names'.CJ57:'City Names'.ET57 'City Names'.A1:'City Names'.ET56 'City Names'.A58:'City Names'.ET80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7:'City Names'.CH57 'City Names'.CJ57:'City Names'.ET57 'City Names'.A1:'City Names'.ET56 'City Names'.A58:'City Names'.ET999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7:'City Names'.CH57 'City Names'.CJ57:'City Names'.ET57 'City Names'.A1:'City Names'.ET56 'City Names'.A58:'City Names'.ET999">
            <calcext:condition calcext:apply-style-name="ConditionalStyle_4" calcext:value="=&quot;x&quot;" calcext:base-cell-address="'City Names'.A1"/>
          </calcext:conditional-format>
          <calcext:conditional-format calcext:target-range-address="'City Names'.A57:'City Names'.CH57 'City Names'.CJ57:'City Names'.ET57 'City Names'.A1:'City Names'.ET56 'City Names'.A58:'City Names'.ET999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11-17T02:11:55.022000000</dc:date>
    <meta:editing-duration>PT23H11M59S</meta:editing-duration>
    <meta:editing-cycles>55</meta:editing-cycles>
    <meta:document-statistic meta:table-count="1" meta:cell-count="4845" meta:object-count="0"/>
  </office:meta>
</office:document-meta>
</file>